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27cm" svg:stroke-color="#000000" draw:marker-start="" draw:marker-start-width="0.406cm" draw:marker-end="Arrowheads_20_1" draw:marker-end-width="0.508cm" draw:fill="none" draw:textarea-vertical-align="middle" fo:padding-top="0.188cm" fo:padding-bottom="0.188cm" fo:padding-left="0.313cm" fo:padding-right="0.313cm"/>
    </style:style>
    <style:style style:name="gr2" style:family="graphic" style:parent-style-name="objectwithoutfill">
      <style:graphic-properties svg:stroke-width="0.127cm" svg:stroke-color="#000000" draw:marker-start-width="0.483cm" draw:marker-end="" draw:marker-end-width="0.483cm" draw:fill="none" draw:textarea-vertical-align="middle" fo:padding-top="0.188cm" fo:padding-bottom="0.188cm" fo:padding-left="0.313cm" fo:padding-right="0.313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4.83cm" fo:min-width="4.263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575cm"/>
      <style:paragraph-properties style:writing-mode="lr-tb"/>
    </style:style>
    <style:style style:name="gr6" style:family="graphic" style:parent-style-name="standard">
      <style:graphic-properties draw:fill-color="#afd095" draw:textarea-horizontal-align="justify" draw:textarea-vertical-align="middle" draw:auto-grow-height="false" fo:min-height="3.342cm" fo:min-width="2.868cm"/>
    </style:style>
    <style:style style:name="gr7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0.8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fd095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/>
    </style:style>
    <style:style style:name="P5" style:family="paragraph">
      <loext:graphic-properties draw:fill="none" draw:fill-color="#ffffff"/>
      <style:paragraph-properties fo:text-align="center"/>
      <style:text-properties fo:font-size="21pt" fo:font-weight="bold" style:font-size-asian="21pt" style:font-size-complex="21pt"/>
    </style:style>
    <style:style style:name="T1" style:family="text">
      <style:text-properties fo:font-size="24pt" fo:font-weight="bold" style:font-size-asian="24pt" style:font-size-complex="24pt"/>
    </style:style>
    <style:style style:name="T2" style:family="text">
      <style:text-properties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size-complex="21pt"/>
    </style:style>
    <style:style style:name="T4" style:family="text">
      <style:text-properties fo:font-size="26pt" fo:font-weight="bold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078cm" svg:y1="4.833cm" svg:x2="21.635cm" svg:y2="4.787cm">
          <text:p/>
        </draw:line>
        <draw:line draw:style-name="gr2" draw:text-style-name="P1" draw:layer="layout" svg:x1="5.762cm" svg:y1="7.35cm" svg:x2="21.637cm" svg:y2="7.35cm">
          <text:p/>
        </draw:line>
        <draw:g draw:style-name="gr3">
          <draw:custom-shape draw:style-name="gr4" draw:text-style-name="P2" draw:layer="layout" svg:width="4.763cm" svg:height="5.08cm" svg:x="21.55cm" svg:y="3.17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4.127cm" svg:height="1.825cm" svg:x="21.955cm" svg:y="4.98cm">
            <draw:text-box>
              <text:p text:style-name="P3"><text:span text:style-name="T1">Server</text:span></text:p>
            </draw:text-box>
          </draw:frame>
          <draw:custom-shape draw:style-name="gr6" draw:text-style-name="P2" draw:layer="layout" svg:width="4.762cm" svg:height="5.08cm" svg:x="1.548cm" svg:y="3.1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4" draw:layer="layout" svg:width="2.858cm" svg:height="1.119cm" svg:x="2.352cm" svg:y="5.218cm">
            <draw:text-box>
              <text:p text:style-name="P3"><text:span text:style-name="T2">Client</text:span></text:p>
            </draw:text-box>
          </draw:frame>
          <draw:frame draw:style-name="gr8" draw:text-style-name="P4" draw:layer="layout" svg:width="4.214cm" svg:height="1.077cm" svg:x="15.477cm" svg:y="7.543cm">
            <draw:text-box>
              <text:p text:style-name="P3"><text:span text:style-name="T3">Response</text:span></text:p>
            </draw:text-box>
          </draw:frame>
          <draw:frame draw:style-name="gr9" draw:text-style-name="P4" draw:layer="layout" svg:width="3.763cm" svg:height="1.27cm" svg:x="7.993cm" svg:y="3.459cm">
            <draw:text-box>
              <text:p text:style-name="P3"><text:span text:style-name="T3">Request</text:span></text:p>
            </draw:text-box>
          </draw:frame>
          <draw:frame draw:style-name="gr9" draw:text-style-name="P5" draw:layer="layout" svg:width="3.763cm" svg:height="1.276cm" svg:x="11.477cm" svg:y="5.442cm">
            <draw:text-box>
              <text:p text:style-name="P3"><text:span text:style-name="T4">HTTP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Arrowheads_20_3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9:59:49.854523940</meta:creation-date>
    <dc:date>2023-06-20T15:27:23.122515518</dc:date>
    <meta:editing-duration>PT2H41M12S</meta:editing-duration>
    <meta:editing-cycles>10</meta:editing-cycles>
    <meta:generator>LibreOffice/7.5.4.2$Linux_X86_64 LibreOffice_project/50$Build-2</meta:generator>
    <meta:document-statistic meta:object-count="10"/>
  </office:meta>
</office:document-meta>
</file>